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11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0.0193in" fo:padding-left="0.0138in" fo:padding-right="0.0138in" fo:padding-top="0.0193in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2">
      <style:table-cell-properties fo:background-color="#ffff99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 style:data-style-name="N1"/>
    <style:style style:name="ce7" style:family="table-cell" style:parent-style-name="Default" style:data-style-name="N125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 style:data-style-name="N122">
      <style:table-cell-properties style:text-align-source="fix" style:repeat-content="false" fo:background-color="transparent" fo:border="0.06pt solid #000000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underline-style="none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5" table:default-cell-style-name="ce5"/>
        <table:table-column table:style-name="co6" table:default-cell-style-name="ce10"/>
        <table:table-column table:style-name="co6" table:default-cell-style-name="ce12"/>
        <table:table-column table:style-name="co7" table:default-cell-style-name="ce1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SystemC Lab: Experiment 10 - Architecture Exploration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7"/>
          <table:table-cell>
            <draw:frame table:end-cell-address="Sheet1.N24" table:end-x="0.8295in" table:end-y="0.0693in" draw:z-index="2" draw:style-name="gr1" draw:text-style-name="P1" svg:width="4.3283in" svg:height="4.0768in" svg:x="0.0709in" svg:y="0.0035in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 Sheet1.B60:Sheet1.B64 Sheet1.A57:Sheet1.A57 Sheet1.E60:Sheet1.E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1.S24" table:end-x="0.648in" table:end-y="0.0803in" draw:z-index="3" draw:style-name="gr1" draw:text-style-name="P1" svg:width="4.3181in" svg:height="4.0768in" svg:x="0.7783in" svg:y="0.0146in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 Sheet1.B60:Sheet1.B64 Sheet1.A57:Sheet1.A57 Sheet1.F60:Sheet1.F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string" calcext:value-type="string">
            <text:p>Name </text:p>
          </table:table-cell>
          <table:table-cell table:style-name="ce2" office:value-type="string" calcext:value-type="string">
            <text:p>Aastha Nitesh Dave</text:p>
          </table:table-cell>
          <table:table-cell table:style-name="Default" table:number-columns-repeated="7"/>
          <table:table-cell table:number-columns-repeated="5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2" office:value-type="float" office:value="3765609" calcext:value-type="float">
            <text:p>3765609</text:p>
          </table:table-cell>
          <table:table-cell table:style-name="Default" table:number-columns-repeated="7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22" calcext:value-type="float">
            <text:p>22.0</text:p>
          </table:table-cell>
          <table:table-cell table:formula="of:=[.C10]+[.D10]" office:value-type="float" office:value="99.8" calcext:value-type="float">
            <text:p>99.8</text:p>
          </table:table-cell>
          <table:table-cell office:value-type="float" office:value="21" calcext:value-type="float">
            <text:p>21.0</text:p>
          </table:table-cell>
          <table:table-cell office:value-type="float" office:value="201.7" calcext:value-type="float">
            <text:p>201.7</text:p>
          </table:table-cell>
          <table:table-cell office:value-type="float" office:value="159600.052" calcext:value-type="float">
            <text:p>159600</text:p>
          </table:table-cell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office:value-type="float" office:value="65.7" calcext:value-type="float">
            <text:p>65.7</text:p>
          </table:table-cell>
          <table:table-cell office:value-type="float" office:value="34.2" calcext:value-type="float">
            <text:p>34.2</text:p>
          </table:table-cell>
          <table:table-cell table:formula="of:=[.C11]+[.D11]" office:value-type="float" office:value="99.9" calcext:value-type="float">
            <text:p>99.9</text:p>
          </table:table-cell>
          <table:table-cell office:value-type="float" office:value="32.2" calcext:value-type="float">
            <text:p>32.2</text:p>
          </table:table-cell>
          <table:table-cell table:style-name="ce23" office:value-type="float" office:value="341.1" calcext:value-type="float">
            <text:p>341.1</text:p>
          </table:table-cell>
          <table:table-cell office:value-type="float" office:value="91274.821" calcext:value-type="float">
            <text:p>91275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office:value-type="float" office:value="61" calcext:value-type="float">
            <text:p>61.0</text:p>
          </table:table-cell>
          <table:table-cell office:value-type="float" office:value="39" calcext:value-type="float">
            <text:p>39.0</text:p>
          </table:table-cell>
          <table:table-cell table:formula="of:=[.C12]+[.D12]" office:value-type="float" office:value="100" calcext:value-type="float">
            <text:p>100.0</text:p>
          </table:table-cell>
          <table:table-cell office:value-type="float" office:value="36.7" calcext:value-type="float">
            <text:p>36.7</text:p>
          </table:table-cell>
          <table:table-cell table:style-name="ce23" office:value-type="float" office:value="394.6" calcext:value-type="float">
            <text:p>394.6</text:p>
          </table:table-cell>
          <table:table-cell office:value-type="float" office:value="77088.417" calcext:value-type="float">
            <text:p>77088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3333333333</text:p>
          </table:table-cell>
          <table:table-cell office:value-type="float" office:value="54.3" calcext:value-type="float">
            <text:p>54.3</text:p>
          </table:table-cell>
          <table:table-cell office:value-type="float" office:value="42.8" calcext:value-type="float">
            <text:p>42.8</text:p>
          </table:table-cell>
          <table:table-cell table:formula="of:=[.C13]+[.D13]" office:value-type="float" office:value="97.1" calcext:value-type="float">
            <text:p>97.1</text:p>
          </table:table-cell>
          <table:table-cell office:value-type="float" office:value="42.8" calcext:value-type="float">
            <text:p>42.8</text:p>
          </table:table-cell>
          <table:table-cell office:value-type="float" office:value="468.2" calcext:value-type="float">
            <text:p>468.2</text:p>
          </table:table-cell>
          <table:table-cell office:value-type="float" office:value="34153.517" calcext:value-type="float">
            <text:p>3415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office:value-type="float" office:value="35.3" calcext:value-type="float">
            <text:p>35.3</text:p>
          </table:table-cell>
          <table:table-cell office:value-type="float" office:value="35.6" calcext:value-type="float">
            <text:p>35.6</text:p>
          </table:table-cell>
          <table:table-cell table:formula="of:=[.C14]+[.D14]" office:value-type="float" office:value="70.9" calcext:value-type="float">
            <text:p>70.9</text:p>
          </table:table-cell>
          <table:table-cell office:value-type="float" office:value="42.3" calcext:value-type="float">
            <text:p>42.3</text:p>
          </table:table-cell>
          <table:table-cell office:value-type="float" office:value="454.4" calcext:value-type="float">
            <text:p>454.4</text:p>
          </table:table-cell>
          <table:table-cell office:value-type="float" office:value="8014.823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office:value-type="float" office:value="77.7" calcext:value-type="float">
            <text:p>77.7</text:p>
          </table:table-cell>
          <table:table-cell office:value-type="float" office:value="22.2" calcext:value-type="float">
            <text:p>22.2</text:p>
          </table:table-cell>
          <table:table-cell table:formula="of:=[.C20]+[.D20]" office:value-type="float" office:value="99.9" calcext:value-type="float">
            <text:p>99.9</text:p>
          </table:table-cell>
          <table:table-cell office:value-type="float" office:value="36.9" calcext:value-type="float">
            <text:p>36.9</text:p>
          </table:table-cell>
          <table:table-cell office:value-type="float" office:value="402.4" calcext:value-type="float">
            <text:p>402.4</text:p>
          </table:table-cell>
          <table:table-cell office:value-type="float" office:value="73561.441" calcext:value-type="float">
            <text:p>73561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office:value-type="float" office:value="46.9" calcext:value-type="float">
            <text:p>46.9</text:p>
          </table:table-cell>
          <table:table-cell office:value-type="float" office:value="26.9" calcext:value-type="float">
            <text:p>26.9</text:p>
          </table:table-cell>
          <table:table-cell table:formula="of:=[.C21]+[.D21]" office:value-type="float" office:value="73.8" calcext:value-type="float">
            <text:p>73.8</text:p>
          </table:table-cell>
          <table:table-cell office:value-type="float" office:value="48.5" calcext:value-type="float">
            <text:p>48.5</text:p>
          </table:table-cell>
          <table:table-cell office:value-type="float" office:value="487.3" calcext:value-type="float">
            <text:p>487.3</text:p>
          </table:table-cell>
          <table:table-cell office:value-type="float" office:value="9091.645" calcext:value-type="float">
            <text:p>9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office:value-type="float" office:value="37.1" calcext:value-type="float">
            <text:p>37.1</text:p>
          </table:table-cell>
          <table:table-cell office:value-type="float" office:value="39" calcext:value-type="float">
            <text:p>39.0</text:p>
          </table:table-cell>
          <table:table-cell table:formula="of:=[.C22]+[.D22]" office:value-type="float" office:value="76.1" calcext:value-type="float">
            <text:p>76.1</text:p>
          </table:table-cell>
          <table:table-cell office:value-type="float" office:value="51.9" calcext:value-type="float">
            <text:p>51.9</text:p>
          </table:table-cell>
          <table:table-cell office:value-type="float" office:value="481.4" calcext:value-type="float">
            <text:p>481.4</text:p>
          </table:table-cell>
          <table:table-cell office:value-type="float" office:value="7606.689" calcext:value-type="float">
            <text:p>76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3333333333</text:p>
          </table:table-cell>
          <table:table-cell office:value-type="float" office:value="27.8" calcext:value-type="float">
            <text:p>27.8</text:p>
          </table:table-cell>
          <table:table-cell office:value-type="float" office:value="33" calcext:value-type="float">
            <text:p>33.0</text:p>
          </table:table-cell>
          <table:table-cell table:formula="of:=[.C23]+[.D23]" office:value-type="float" office:value="60.8" calcext:value-type="float">
            <text:p>60.8</text:p>
          </table:table-cell>
          <table:table-cell office:value-type="float" office:value="56.1" calcext:value-type="float">
            <text:p>56.1</text:p>
          </table:table-cell>
          <table:table-cell office:value-type="float" office:value="479.5" calcext:value-type="float">
            <text:p>479.5</text:p>
          </table:table-cell>
          <table:table-cell office:value-type="float" office:value="5976.354" calcext:value-type="float">
            <text:p>597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>
            <draw:frame table:end-cell-address="Sheet1.S46" table:end-x="0.6362in" table:end-y="0.0177in" draw:z-index="1" draw:style-name="gr1" draw:text-style-name="P1" svg:width="4.3012in" svg:height="4.0992in" svg:x="0.7835in" svg:y="0.1161in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 Sheet1.B60:Sheet1.B64 Sheet1.A57:Sheet1.A57 Sheet1.H60:Sheet1.H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office:value-type="float" office:value="18.4" calcext:value-type="float">
            <text:p>18.4</text:p>
          </table:table-cell>
          <table:table-cell office:value-type="float" office:value="37.3" calcext:value-type="float">
            <text:p>37.3</text:p>
          </table:table-cell>
          <table:table-cell table:formula="of:=[.C24]+[.D24]" office:value-type="float" office:value="55.7" calcext:value-type="float">
            <text:p>55.7</text:p>
          </table:table-cell>
          <table:table-cell office:value-type="float" office:value="61.4" calcext:value-type="float">
            <text:p>61.4</text:p>
          </table:table-cell>
          <table:table-cell office:value-type="float" office:value="477.5" calcext:value-type="float">
            <text:p>477.5</text:p>
          </table:table-cell>
          <table:table-cell office:value-type="float" office:value="4885.88" calcext:value-type="float">
            <text:p>4886</text:p>
          </table:table-cell>
          <table:table-cell office:value-type="float" office:value="0" calcext:value-type="float">
            <text:p>0</text:p>
          </table:table-cell>
          <table:table-cell>
            <draw:frame table:end-cell-address="Sheet1.N46" table:end-x="0.8031in" table:end-y="0.1228in" draw:z-index="0" draw:style-name="gr1" draw:text-style-name="P1" svg:width="4.3323in" svg:height="4.1201in" svg:x="0.0402in" svg:y="0.013in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 Sheet1.B60:Sheet1.B64 Sheet1.A57:Sheet1.A57 Sheet1.G60:Sheet1.G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22" calcext:value-type="float">
            <text:p>22.0</text:p>
          </table:table-cell>
          <table:table-cell table:formula="of:=[.C30]+[.D30]" office:value-type="float" office:value="83.4" calcext:value-type="float">
            <text:p>83.4</text:p>
          </table:table-cell>
          <table:table-cell office:value-type="float" office:value="50.9" calcext:value-type="float">
            <text:p>50.9</text:p>
          </table:table-cell>
          <table:table-cell office:value-type="float" office:value="477.5" calcext:value-type="float">
            <text:p>477.5</text:p>
          </table:table-cell>
          <table:table-cell office:value-type="float" office:value="14487.481" calcext:value-type="float">
            <text:p>14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office:value-type="float" office:value="30.8" calcext:value-type="float">
            <text:p>30.8</text:p>
          </table:table-cell>
          <table:table-cell office:value-type="float" office:value="35.9" calcext:value-type="float">
            <text:p>35.9</text:p>
          </table:table-cell>
          <table:table-cell table:formula="of:=[.C31]+[.D31]" office:value-type="float" office:value="66.7" calcext:value-type="float">
            <text:p>66.7</text:p>
          </table:table-cell>
          <table:table-cell office:value-type="float" office:value="67.2" calcext:value-type="float">
            <text:p>67.2</text:p>
          </table:table-cell>
          <table:table-cell office:value-type="float" office:value="478" calcext:value-type="float">
            <text:p>478.0</text:p>
          </table:table-cell>
          <table:table-cell office:value-type="float" office:value="6933.3" calcext:value-type="float">
            <text:p>69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office:value-type="float" office:value="24.9" calcext:value-type="float">
            <text:p>24.9</text:p>
          </table:table-cell>
          <table:table-cell office:value-type="float" office:value="40" calcext:value-type="float">
            <text:p>40.0</text:p>
          </table:table-cell>
          <table:table-cell table:formula="of:=[.C32]+[.D32]" office:value-type="float" office:value="64.9" calcext:value-type="float">
            <text:p>64.9</text:p>
          </table:table-cell>
          <table:table-cell office:value-type="float" office:value="71.7" calcext:value-type="float">
            <text:p>71.7</text:p>
          </table:table-cell>
          <table:table-cell office:value-type="float" office:value="483.4" calcext:value-type="float">
            <text:p>483.4</text:p>
          </table:table-cell>
          <table:table-cell office:value-type="float" office:value="5855.126" calcext:value-type="float">
            <text:p>58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3333333333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formula="of:=[.C33]+[.D33]" office:value-type="float" office:value="62.2" calcext:value-type="float">
            <text:p>62.2</text:p>
          </table:table-cell>
          <table:table-cell office:value-type="float" office:value="75.2" calcext:value-type="float">
            <text:p>75.2</text:p>
          </table:table-cell>
          <table:table-cell office:value-type="float" office:value="480.4" calcext:value-type="float">
            <text:p>480.4</text:p>
          </table:table-cell>
          <table:table-cell office:value-type="float" office:value="5383.276" calcext:value-type="float">
            <text:p>53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office:value-type="float" office:value="12.5" calcext:value-type="float">
            <text:p>12.5</text:p>
          </table:table-cell>
          <table:table-cell office:value-type="float" office:value="51" calcext:value-type="float">
            <text:p>51.0</text:p>
          </table:table-cell>
          <table:table-cell table:formula="of:=[.C34]+[.D34]" office:value-type="float" office:value="63.5" calcext:value-type="float">
            <text:p>63.5</text:p>
          </table:table-cell>
          <table:table-cell office:value-type="float" office:value="82.1" calcext:value-type="float">
            <text:p>82.1</text:p>
          </table:table-cell>
          <table:table-cell office:value-type="float" office:value="485.8" calcext:value-type="float">
            <text:p>485.8</text:p>
          </table:table-cell>
          <table:table-cell office:value-type="float" office:value="5364.559" calcext:value-type="float">
            <text:p>5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2.1" calcext:value-type="float">
            <text:p>12.1</text:p>
          </table:table-cell>
          <table:table-cell table:formula="of:=[.C40]+[.D40]"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float" office:value="226.7" calcext:value-type="float">
            <text:p>226.7</text:p>
          </table:table-cell>
          <table:table-cell office:value-type="float" office:value="148588.143" calcext:value-type="float">
            <text:p>148588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office:value-type="float" office:value="79.4" calcext:value-type="float">
            <text:p>79.4</text:p>
          </table:table-cell>
          <table:table-cell office:value-type="float" office:value="20.5" calcext:value-type="float">
            <text:p>20.5</text:p>
          </table:table-cell>
          <table:table-cell table:formula="of:=[.C41]+[.D41]" office:value-type="float" office:value="99.9" calcext:value-type="float">
            <text:p>99.9</text:p>
          </table:table-cell>
          <table:table-cell office:value-type="float" office:value="19.1" calcext:value-type="float">
            <text:p>19.1</text:p>
          </table:table-cell>
          <table:table-cell office:value-type="float" office:value="412.7" calcext:value-type="float">
            <text:p>412.7</text:p>
          </table:table-cell>
          <table:table-cell office:value-type="float" office:value="67756.089" calcext:value-type="float">
            <text:p>67756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office:value-type="float" office:value="72.5" calcext:value-type="float">
            <text:p>72.5</text:p>
          </table:table-cell>
          <table:table-cell office:value-type="float" office:value="20.9" calcext:value-type="float">
            <text:p>20.9</text:p>
          </table:table-cell>
          <table:table-cell table:formula="of:=[.C42]+[.D42]" office:value-type="float" office:value="93.4" calcext:value-type="float">
            <text:p>93.4</text:p>
          </table:table-cell>
          <table:table-cell office:value-type="float" office:value="21.8" calcext:value-type="float">
            <text:p>21.8</text:p>
          </table:table-cell>
          <table:table-cell office:value-type="float" office:value="468.7" calcext:value-type="float">
            <text:p>468.7</text:p>
          </table:table-cell>
          <table:table-cell office:value-type="float" office:value="33220.708" calcext:value-type="float">
            <text:p>332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3333333333</text:p>
          </table:table-cell>
          <table:table-cell office:value-type="float" office:value="51.5" calcext:value-type="float">
            <text:p>51.5</text:p>
          </table:table-cell>
          <table:table-cell office:value-type="float" office:value="17.3" calcext:value-type="float">
            <text:p>17.3</text:p>
          </table:table-cell>
          <table:table-cell table:formula="of:=[.C43]+[.D43]" office:value-type="float" office:value="68.8" calcext:value-type="float">
            <text:p>68.8</text:p>
          </table:table-cell>
          <table:table-cell office:value-type="float" office:value="21.2" calcext:value-type="float">
            <text:p>21.2</text:p>
          </table:table-cell>
          <table:table-cell office:value-type="float" office:value="439.7" calcext:value-type="float">
            <text:p>439.7</text:p>
          </table:table-cell>
          <table:table-cell office:value-type="float" office:value="8477.586" calcext:value-type="float">
            <text:p>84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office:value-type="float" office:value="35.5" calcext:value-type="float">
            <text:p>35.5</text:p>
          </table:table-cell>
          <table:table-cell office:value-type="float" office:value="17.5" calcext:value-type="float">
            <text:p>17.5</text:p>
          </table:table-cell>
          <table:table-cell table:formula="of:=[.C44]+[.D44]" office:value-type="float" office:value="53" calcext:value-type="float">
            <text:p>53.0</text:p>
          </table:table-cell>
          <table:table-cell office:value-type="float" office:value="21.6" calcext:value-type="float">
            <text:p>21.6</text:p>
          </table:table-cell>
          <table:table-cell office:value-type="float" office:value="457.4" calcext:value-type="float">
            <text:p>457.4</text:p>
          </table:table-cell>
          <table:table-cell office:value-type="float" office:value="5247.408" calcext:value-type="float">
            <text:p>52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>
            <draw:frame table:end-cell-address="Sheet1.N69" table:end-x="0.7736in" table:end-y="0.0343in" draw:z-index="4" draw:style-name="gr1" draw:text-style-name="P1" svg:width="4.298in" svg:height="4.0961in" svg:x="0.0453in" svg:y="0.1177in">
              <draw:object draw:notify-on-update-of-ranges="Sheet1.A7:Sheet1.A7 Sheet1.B10:Sheet1.B14 Sheet1.A7:Sheet1.A7 Sheet1.I10:Sheet1.I14 Sheet1.B20:Sheet1.B24 Sheet1.A17:Sheet1.A17 Sheet1.I20:Sheet1.I24 Sheet1.B30:Sheet1.B34 Sheet1.A27:Sheet1.A27 Sheet1.I30:Sheet1.I34 Sheet1.B40:Sheet1.B44 Sheet1.A37:Sheet1.A37 Sheet1.I40:Sheet1.I44 Sheet1.B50:Sheet1.B54 Sheet1.A47:Sheet1.A47 Sheet1.I50:Sheet1.I54 Sheet1.B60:Sheet1.B64 Sheet1.A57:Sheet1.A57 Sheet1.I60:Sheet1.I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office:value-type="float" office:value="40.8" calcext:value-type="float">
            <text:p>40.8</text:p>
          </table:table-cell>
          <table:table-cell office:value-type="float" office:value="47" calcext:value-type="float">
            <text:p>47.0</text:p>
          </table:table-cell>
          <table:table-cell table:formula="of:=[.C50]+[.D50]" office:value-type="float" office:value="87.8" calcext:value-type="float">
            <text:p>87.8</text:p>
          </table:table-cell>
          <table:table-cell office:value-type="float" office:value="49.2" calcext:value-type="float">
            <text:p>49.2</text:p>
          </table:table-cell>
          <table:table-cell office:value-type="float" office:value="469.2" calcext:value-type="float">
            <text:p>469.2</text:p>
          </table:table-cell>
          <table:table-cell office:value-type="float" office:value="14684.611" calcext:value-type="float">
            <text:p>146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office:value-type="float" office:value="20.4" calcext:value-type="float">
            <text:p>20.4</text:p>
          </table:table-cell>
          <table:table-cell office:value-type="float" office:value="46.2" calcext:value-type="float">
            <text:p>46.2</text:p>
          </table:table-cell>
          <table:table-cell table:formula="of:=[.C51]+[.D51]" office:value-type="float" office:value="66.6" calcext:value-type="float">
            <text:p>66.6</text:p>
          </table:table-cell>
          <table:table-cell office:value-type="float" office:value="49.3" calcext:value-type="float">
            <text:p>49.3</text:p>
          </table:table-cell>
          <table:table-cell office:value-type="float" office:value="465.7" calcext:value-type="float">
            <text:p>465.7</text:p>
          </table:table-cell>
          <table:table-cell office:value-type="float" office:value="8465.778" calcext:value-type="float">
            <text:p>84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office:value-type="float" office:value="16.3" calcext:value-type="float">
            <text:p>16.3</text:p>
          </table:table-cell>
          <table:table-cell office:value-type="float" office:value="46" calcext:value-type="float">
            <text:p>46.0</text:p>
          </table:table-cell>
          <table:table-cell table:formula="of:=[.C52]+[.D52]" office:value-type="float" office:value="62.3" calcext:value-type="float">
            <text:p>62.3</text:p>
          </table:table-cell>
          <table:table-cell office:value-type="float" office:value="49.3" calcext:value-type="float">
            <text:p>49.3</text:p>
          </table:table-cell>
          <table:table-cell office:value-type="float" office:value="467.2" calcext:value-type="float">
            <text:p>467.2</text:p>
          </table:table-cell>
          <table:table-cell office:value-type="float" office:value="8394.031" calcext:value-type="float">
            <text:p>83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3333333333</text:p>
          </table:table-cell>
          <table:table-cell office:value-type="float" office:value="12" calcext:value-type="float">
            <text:p>12.0</text:p>
          </table:table-cell>
          <table:table-cell office:value-type="float" office:value="44.6" calcext:value-type="float">
            <text:p>44.6</text:p>
          </table:table-cell>
          <table:table-cell table:formula="of:=[.C53]+[.D53]" office:value-type="float" office:value="56.6" calcext:value-type="float">
            <text:p>56.6</text:p>
          </table:table-cell>
          <table:table-cell office:value-type="float" office:value="48.2" calcext:value-type="float">
            <text:p>48.2</text:p>
          </table:table-cell>
          <table:table-cell office:value-type="float" office:value="444.1" calcext:value-type="float">
            <text:p>444.1</text:p>
          </table:table-cell>
          <table:table-cell office:value-type="float" office:value="7689.149" calcext:value-type="float">
            <text:p>76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.0</text:p>
          </table:table-cell>
          <table:table-cell table:formula="of:=[.C54]+[.D54]" office:value-type="float" office:value="54.1" calcext:value-type="float">
            <text:p>54.1</text:p>
          </table:table-cell>
          <table:table-cell office:value-type="float" office:value="49.2" calcext:value-type="float">
            <text:p>49.2</text:p>
          </table:table-cell>
          <table:table-cell office:value-type="float" office:value="464.2" calcext:value-type="float">
            <text:p>464.2</text:p>
          </table:table-cell>
          <table:table-cell office:value-type="float" office:value="7888.789" calcext:value-type="float">
            <text:p>78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6</text:p>
          </table:table-cell>
          <table:table-cell office:value-type="string" calcext:value-type="string">
            <text:p>2 CPUs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60]*1000" office:value-type="float" office:value="100" calcext:value-type="float">
            <text:p>100</text:p>
          </table:table-cell>
          <table:table-cell office:value-type="float" office:value="20.6" calcext:value-type="float">
            <text:p>20.6</text:p>
          </table:table-cell>
          <table:table-cell office:value-type="float" office:value="40.5" calcext:value-type="float">
            <text:p>40.5</text:p>
          </table:table-cell>
          <table:table-cell table:formula="of:=[.C60]+[.D60]" office:value-type="float" office:value="61.1" calcext:value-type="float">
            <text:p>61.1</text:p>
          </table:table-cell>
          <table:table-cell office:value-type="float" office:value="61.6" calcext:value-type="float">
            <text:p>61.6</text:p>
          </table:table-cell>
          <table:table-cell office:value-type="float" office:value="479.5" calcext:value-type="float">
            <text:p>479.5</text:p>
          </table:table-cell>
          <table:table-cell office:value-type="float" office:value="6106.312" calcext:value-type="float">
            <text:p>61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61]*1000" office:value-type="float" office:value="200" calcext:value-type="float">
            <text:p>200</text:p>
          </table:table-cell>
          <table:table-cell office:value-type="float" office:value="10.3" calcext:value-type="float">
            <text:p>10.3</text:p>
          </table:table-cell>
          <table:table-cell office:value-type="float" office:value="44.2" calcext:value-type="float">
            <text:p>44.2</text:p>
          </table:table-cell>
          <table:table-cell table:formula="of:=[.C61]+[.D61]" office:value-type="float" office:value="54.5" calcext:value-type="float">
            <text:p>54.5</text:p>
          </table:table-cell>
          <table:table-cell office:value-type="float" office:value="63.4" calcext:value-type="float">
            <text:p>63.4</text:p>
          </table:table-cell>
          <table:table-cell office:value-type="float" office:value="479.9" calcext:value-type="float">
            <text:p>479.9</text:p>
          </table:table-cell>
          <table:table-cell office:value-type="float" office:value="5487.365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62]*1000" office:value-type="float" office:value="250" calcext:value-type="float">
            <text:p>250</text:p>
          </table:table-cell>
          <table:table-cell office:value-type="float" office:value="8.3" calcext:value-type="float">
            <text:p>8.3</text:p>
          </table:table-cell>
          <table:table-cell office:value-type="float" office:value="45.4" calcext:value-type="float">
            <text:p>45.4</text:p>
          </table:table-cell>
          <table:table-cell table:formula="of:=[.C62]+[.D62]" office:value-type="float" office:value="53.7" calcext:value-type="float">
            <text:p>53.7</text:p>
          </table:table-cell>
          <table:table-cell office:value-type="float" office:value="65.1" calcext:value-type="float">
            <text:p>65.1</text:p>
          </table:table-cell>
          <table:table-cell office:value-type="float" office:value="479.9" calcext:value-type="float">
            <text:p>479.9</text:p>
          </table:table-cell>
          <table:table-cell office:value-type="float" office:value="5544.037" calcext:value-type="float">
            <text:p>55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63]*1000" office:value-type="float" office:value="333.333333333333" calcext:value-type="float">
            <text:p>333.333333333333</text:p>
          </table:table-cell>
          <table:table-cell office:value-type="float" office:value="6.2" calcext:value-type="float">
            <text:p>6.2</text:p>
          </table:table-cell>
          <table:table-cell office:value-type="float" office:value="46.7" calcext:value-type="float">
            <text:p>46.7</text:p>
          </table:table-cell>
          <table:table-cell table:formula="of:=[.C63]+[.D63]" office:value-type="float" office:value="52.9" calcext:value-type="float">
            <text:p>52.9</text:p>
          </table:table-cell>
          <table:table-cell office:value-type="float" office:value="66.3" calcext:value-type="float">
            <text:p>66.3</text:p>
          </table:table-cell>
          <table:table-cell office:value-type="float" office:value="478" calcext:value-type="float">
            <text:p>478.0</text:p>
          </table:table-cell>
          <table:table-cell office:value-type="float" office:value="5550.565" calcext:value-type="float">
            <text:p>55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64]*1000" office:value-type="float" office:value="500" calcext:value-type="float">
            <text:p>500</text:p>
          </table:table-cell>
          <table:table-cell office:value-type="float" office:value="4.1" calcext:value-type="float">
            <text:p>4.1</text:p>
          </table:table-cell>
          <table:table-cell office:value-type="float" office:value="46.9" calcext:value-type="float">
            <text:p>46.9</text:p>
          </table:table-cell>
          <table:table-cell table:formula="of:=[.C64]+[.D64]" office:value-type="float" office:value="51" calcext:value-type="float">
            <text:p>51.0</text:p>
          </table:table-cell>
          <table:table-cell office:value-type="float" office:value="66.5" calcext:value-type="float">
            <text:p>66.5</text:p>
          </table:table-cell>
          <table:table-cell office:value-type="float" office:value="482.9" calcext:value-type="float">
            <text:p>482.9</text:p>
          </table:table-cell>
          <table:table-cell office:value-type="float" office:value="5587.423" calcext:value-type="float">
            <text:p>55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5">
      <number:number number:decimal-places="1" number:min-decimal-places="1" number:min-integer-digits="1"/>
      <number:text>%</number:text>
    </number:percentage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11.6902in" fo:page-height="8.2701in" style:num-format="1" style:print-orientation="landscape" fo:margin-left="0.5098in" fo:margin-right="0.5098in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5-12T12:51:46</meta:creation-date>
    <dc:date>2023-07-08T09:42:04.229271318</dc:date>
    <meta:editing-duration>PT5H37M27S</meta:editing-duration>
    <meta:editing-cycles>137</meta:editing-cycles>
    <meta:generator>LibreOffice/7.3.7.2$Linux_X86_64 LibreOffice_project/30$Build-2</meta:generator>
    <meta:document-statistic meta:table-count="1" meta:cell-count="37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4cm" svg:height="10.411cm" xlink:href=".." xlink:type="simple" chart:class="chart:scatter" chart:style-name="ch1">
        <chart:title svg:x="3.844cm" svg:y="0.344cm" chart:style-name="ch2">
          <text:p>Packet Latency</text:p>
        </chart:title>
        <chart:legend chart:legend-position="top" svg:x="0.847cm" svg:y="1.307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 Sheet1.A57:Sheet1.A57 Sheet1.H60:Sheet1.H64" chart:data-source-has-labels="both" svg:x="1.229cm" svg:y="2.454cm" svg:width="9.477cm" svg:height="6.768cm">
          <chart:coordinate-region svg:x="2.433cm" svg:y="2.614cm" svg:width="8.033cm" svg:height="6.04cm"/>
          <chart:axis chart:dimension="x" chart:name="primary-x" chart:style-name="ch5" chartooo:axis-type="auto">
            <chart:title svg:x="4.362cm" svg:y="9.4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67cm" chart:style-name="ch7">
              <text:p>n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H60:Sheet1.H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59600.052">
                <text:p>159600.052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73561.441">
                <text:p>73561.441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14487.481">
                <text:p>14487.481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48588.143">
                <text:p>148588.143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14684.611">
                <text:p>14684.611</text:p>
                <draw:g>
                  <svg:desc>Sheet1.H50:Sheet1.H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106.312">
                <text:p>6106.312</text:p>
                <draw:g>
                  <svg:desc>Sheet1.H60:Sheet1.H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91274.821">
                <text:p>91274.821</text:p>
              </table:table-cell>
              <table:table-cell office:value-type="float" office:value="200">
                <text:p>200</text:p>
              </table:table-cell>
              <table:table-cell office:value-type="float" office:value="9091.645">
                <text:p>9091.645</text:p>
              </table:table-cell>
              <table:table-cell office:value-type="float" office:value="200">
                <text:p>200</text:p>
              </table:table-cell>
              <table:table-cell office:value-type="float" office:value="6933.3">
                <text:p>6933.3</text:p>
              </table:table-cell>
              <table:table-cell office:value-type="float" office:value="200">
                <text:p>200</text:p>
              </table:table-cell>
              <table:table-cell office:value-type="float" office:value="67756.089">
                <text:p>67756.089</text:p>
              </table:table-cell>
              <table:table-cell office:value-type="float" office:value="200">
                <text:p>200</text:p>
              </table:table-cell>
              <table:table-cell office:value-type="float" office:value="8465.778">
                <text:p>8465.778</text:p>
              </table:table-cell>
              <table:table-cell office:value-type="float" office:value="200">
                <text:p>200</text:p>
              </table:table-cell>
              <table:table-cell office:value-type="float" office:value="5487.365">
                <text:p>5487.36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77088.417">
                <text:p>77088.417</text:p>
              </table:table-cell>
              <table:table-cell office:value-type="float" office:value="250">
                <text:p>250</text:p>
              </table:table-cell>
              <table:table-cell office:value-type="float" office:value="7606.689">
                <text:p>7606.689</text:p>
              </table:table-cell>
              <table:table-cell office:value-type="float" office:value="250">
                <text:p>250</text:p>
              </table:table-cell>
              <table:table-cell office:value-type="float" office:value="5855.126">
                <text:p>5855.126</text:p>
              </table:table-cell>
              <table:table-cell office:value-type="float" office:value="250">
                <text:p>250</text:p>
              </table:table-cell>
              <table:table-cell office:value-type="float" office:value="33220.708">
                <text:p>33220.708</text:p>
              </table:table-cell>
              <table:table-cell office:value-type="float" office:value="250">
                <text:p>250</text:p>
              </table:table-cell>
              <table:table-cell office:value-type="float" office:value="8394.031">
                <text:p>8394.031</text:p>
              </table:table-cell>
              <table:table-cell office:value-type="float" office:value="250">
                <text:p>250</text:p>
              </table:table-cell>
              <table:table-cell office:value-type="float" office:value="5544.037">
                <text:p>5544.037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34153.517">
                <text:p>34153.51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976.354">
                <text:p>5976.35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383.276">
                <text:p>5383.27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8477.586">
                <text:p>8477.58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689.149">
                <text:p>7689.14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550.565">
                <text:p>5550.56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8014.823">
                <text:p>8014.823</text:p>
              </table:table-cell>
              <table:table-cell office:value-type="float" office:value="500">
                <text:p>500</text:p>
              </table:table-cell>
              <table:table-cell office:value-type="float" office:value="4885.88">
                <text:p>4885.88</text:p>
              </table:table-cell>
              <table:table-cell office:value-type="float" office:value="500">
                <text:p>500</text:p>
              </table:table-cell>
              <table:table-cell office:value-type="float" office:value="5364.559">
                <text:p>5364.559</text:p>
              </table:table-cell>
              <table:table-cell office:value-type="float" office:value="500">
                <text:p>500</text:p>
              </table:table-cell>
              <table:table-cell office:value-type="float" office:value="5247.408">
                <text:p>5247.408</text:p>
              </table:table-cell>
              <table:table-cell office:value-type="float" office:value="500">
                <text:p>500</text:p>
              </table:table-cell>
              <table:table-cell office:value-type="float" office:value="7888.789">
                <text:p>7888.789</text:p>
              </table:table-cell>
              <table:table-cell office:value-type="float" office:value="500">
                <text:p>500</text:p>
              </table:table-cell>
              <table:table-cell office:value-type="float" office:value="5587.423">
                <text:p>5587.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2cm" svg:height="10.472cm" xlink:href=".." xlink:type="simple" chart:class="chart:scatter" chart:style-name="ch1">
        <chart:title svg:x="4.206cm" svg:y="0.345cm" chart:style-name="ch2">
          <text:p>Packet Rate</text:p>
        </chart:title>
        <chart:legend chart:legend-position="top" svg:x="0.891cm" svg:y="1.309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 Sheet1.A57:Sheet1.A57 Sheet1.G60:Sheet1.G64" chart:data-source-has-labels="both" svg:x="1.231cm" svg:y="2.456cm" svg:width="9.561cm" svg:height="6.826cm">
          <chart:coordinate-region svg:x="2.196cm" svg:y="2.616cm" svg:width="8.356cm" svg:height="6.098cm"/>
          <chart:axis chart:dimension="x" chart:name="primary-x" chart:style-name="ch5" chartooo:axis-type="auto">
            <chart:title svg:x="4.406cm" svg:y="9.491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27cm" chart:style-name="ch7">
              <text:p>kpps</text:p>
            </chart:title>
            <chart:grid chart:style-name="ch8" chart:class="major"/>
          </chart:axis>
          <chart:series chart:style-name="ch9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G60:Sheet1.G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201.7">
                <text:p>201.7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402.4">
                <text:p>402.4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477.5">
                <text:p>477.5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226.7">
                <text:p>226.7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469.2">
                <text:p>469.2</text:p>
                <draw:g>
                  <svg:desc>Sheet1.G50:Sheet1.G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479.5">
                <text:p>479.5</text:p>
                <draw:g>
                  <svg:desc>Sheet1.G60:Sheet1.G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41.1">
                <text:p>341.1</text:p>
              </table:table-cell>
              <table:table-cell office:value-type="float" office:value="200">
                <text:p>200</text:p>
              </table:table-cell>
              <table:table-cell office:value-type="float" office:value="487.3">
                <text:p>487.3</text:p>
              </table:table-cell>
              <table:table-cell office:value-type="float" office:value="200">
                <text:p>200</text:p>
              </table:table-cell>
              <table:table-cell office:value-type="float" office:value="478">
                <text:p>478</text:p>
              </table:table-cell>
              <table:table-cell office:value-type="float" office:value="200">
                <text:p>200</text:p>
              </table:table-cell>
              <table:table-cell office:value-type="float" office:value="412.7">
                <text:p>412.7</text:p>
              </table:table-cell>
              <table:table-cell office:value-type="float" office:value="200">
                <text:p>200</text:p>
              </table:table-cell>
              <table:table-cell office:value-type="float" office:value="465.7">
                <text:p>465.7</text:p>
              </table:table-cell>
              <table:table-cell office:value-type="float" office:value="200">
                <text:p>200</text:p>
              </table:table-cell>
              <table:table-cell office:value-type="float" office:value="479.9">
                <text:p>479.9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94.6">
                <text:p>394.6</text:p>
              </table:table-cell>
              <table:table-cell office:value-type="float" office:value="250">
                <text:p>250</text:p>
              </table:table-cell>
              <table:table-cell office:value-type="float" office:value="481.4">
                <text:p>481.4</text:p>
              </table:table-cell>
              <table:table-cell office:value-type="float" office:value="250">
                <text:p>250</text:p>
              </table:table-cell>
              <table:table-cell office:value-type="float" office:value="483.4">
                <text:p>483.4</text:p>
              </table:table-cell>
              <table:table-cell office:value-type="float" office:value="250">
                <text:p>250</text:p>
              </table:table-cell>
              <table:table-cell office:value-type="float" office:value="468.7">
                <text:p>468.7</text:p>
              </table:table-cell>
              <table:table-cell office:value-type="float" office:value="250">
                <text:p>250</text:p>
              </table:table-cell>
              <table:table-cell office:value-type="float" office:value="467.2">
                <text:p>467.2</text:p>
              </table:table-cell>
              <table:table-cell office:value-type="float" office:value="250">
                <text:p>250</text:p>
              </table:table-cell>
              <table:table-cell office:value-type="float" office:value="479.9">
                <text:p>479.9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68.2">
                <text:p>46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79.5">
                <text:p>479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0.4">
                <text:p>480.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39.7">
                <text:p>439.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44.1">
                <text:p>444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54.4">
                <text:p>454.4</text:p>
              </table:table-cell>
              <table:table-cell office:value-type="float" office:value="500">
                <text:p>500</text:p>
              </table:table-cell>
              <table:table-cell office:value-type="float" office:value="477.5">
                <text:p>477.5</text:p>
              </table:table-cell>
              <table:table-cell office:value-type="float" office:value="500">
                <text:p>500</text:p>
              </table:table-cell>
              <table:table-cell office:value-type="float" office:value="485.8">
                <text:p>485.8</text:p>
              </table:table-cell>
              <table:table-cell office:value-type="float" office:value="500">
                <text:p>500</text:p>
              </table:table-cell>
              <table:table-cell office:value-type="float" office:value="457.4">
                <text:p>457.4</text:p>
              </table:table-cell>
              <table:table-cell office:value-type="float" office:value="500">
                <text:p>500</text:p>
              </table:table-cell>
              <table:table-cell office:value-type="float" office:value="464.2">
                <text:p>464.2</text:p>
              </table:table-cell>
              <table:table-cell office:value-type="float" office:value="500">
                <text:p>500</text:p>
              </table:table-cell>
              <table:table-cell office:value-type="float" office:value="482.9">
                <text:p>48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01cm" svg:height="10.354cm" xlink:href=".." xlink:type="simple" chart:class="chart:scatter" chart:style-name="ch1">
        <chart:title svg:x="3.803cm" svg:y="0.343cm" chart:style-name="ch2">
          <text:p>Mean CPU Load</text:p>
        </chart:title>
        <chart:legend chart:legend-position="top" svg:x="0.885cm" svg:y="1.307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 Sheet1.A57:Sheet1.A57 Sheet1.E60:Sheet1.E64" chart:data-source-has-labels="both" svg:x="1.231cm" svg:y="2.452cm" svg:width="9.55cm" svg:height="6.714cm">
          <chart:coordinate-region svg:x="2.196cm" svg:y="2.612cm" svg:width="8.345cm" svg:height="5.986cm"/>
          <chart:axis chart:dimension="x" chart:name="primary-x" chart:style-name="ch5" chartooo:axis-type="auto">
            <chart:title svg:x="4.401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012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E60:Sheet1.E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99.8">
                <text:p>99.8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99.9">
                <text:p>99.9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83.4">
                <text:p>83.4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99.9">
                <text:p>99.9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87.8">
                <text:p>87.8</text:p>
                <draw:g>
                  <svg:desc>Sheet1.E50:Sheet1.E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1.1">
                <text:p>61.1</text:p>
                <draw:g>
                  <svg:desc>Sheet1.E60:Sheet1.E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99.9">
                <text:p>99.9</text:p>
              </table:table-cell>
              <table:table-cell office:value-type="float" office:value="200">
                <text:p>200</text:p>
              </table:table-cell>
              <table:table-cell office:value-type="float" office:value="73.8">
                <text:p>73.8</text:p>
              </table:table-cell>
              <table:table-cell office:value-type="float" office:value="200">
                <text:p>200</text:p>
              </table:table-cell>
              <table:table-cell office:value-type="float" office:value="66.7">
                <text:p>66.7</text:p>
              </table:table-cell>
              <table:table-cell office:value-type="float" office:value="200">
                <text:p>200</text:p>
              </table:table-cell>
              <table:table-cell office:value-type="float" office:value="99.9">
                <text:p>99.9</text:p>
              </table:table-cell>
              <table:table-cell office:value-type="float" office:value="200">
                <text:p>200</text:p>
              </table:table-cell>
              <table:table-cell office:value-type="float" office:value="66.6">
                <text:p>66.6</text:p>
              </table:table-cell>
              <table:table-cell office:value-type="float" office:value="200">
                <text:p>20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76.1">
                <text:p>76.1</text:p>
              </table:table-cell>
              <table:table-cell office:value-type="float" office:value="250">
                <text:p>250</text:p>
              </table:table-cell>
              <table:table-cell office:value-type="float" office:value="64.9">
                <text:p>64.9</text:p>
              </table:table-cell>
              <table:table-cell office:value-type="float" office:value="250">
                <text:p>250</text:p>
              </table:table-cell>
              <table:table-cell office:value-type="float" office:value="93.4">
                <text:p>93.4</text:p>
              </table:table-cell>
              <table:table-cell office:value-type="float" office:value="250">
                <text:p>250</text:p>
              </table:table-cell>
              <table:table-cell office:value-type="float" office:value="62.3">
                <text:p>62.3</text:p>
              </table:table-cell>
              <table:table-cell office:value-type="float" office:value="250">
                <text:p>25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97.1">
                <text:p>97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0.8">
                <text:p>60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2.2">
                <text:p>62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8.8">
                <text:p>68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6.6">
                <text:p>56.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70.9">
                <text:p>70.9</text:p>
              </table:table-cell>
              <table:table-cell office:value-type="float" office:value="500">
                <text:p>500</text:p>
              </table:table-cell>
              <table:table-cell office:value-type="float" office:value="55.7">
                <text:p>55.7</text:p>
              </table:table-cell>
              <table:table-cell office:value-type="float" office:value="500">
                <text:p>500</text:p>
              </table:table-cell>
              <table:table-cell office:value-type="float" office:value="63.5">
                <text:p>63.5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  <table:table-cell office:value-type="float" office:value="500">
                <text:p>500</text:p>
              </table:table-cell>
              <table:table-cell office:value-type="float" office:value="54.1">
                <text:p>54.1</text:p>
              </table:table-cell>
              <table:table-cell office:value-type="float" office:value="500">
                <text:p>50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67cm" svg:height="10.354cm" xlink:href=".." xlink:type="simple" chart:class="chart:scatter" chart:style-name="ch1">
        <chart:title svg:x="4.474cm" svg:y="0.343cm" chart:style-name="ch2">
          <text:p>Bus Load</text:p>
        </chart:title>
        <chart:legend chart:legend-position="top" svg:x="0.868cm" svg:y="1.307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 Sheet1.A57:Sheet1.A57 Sheet1.F60:Sheet1.F64" chart:data-source-has-labels="both" svg:x="1.23cm" svg:y="2.452cm" svg:width="9.518cm" svg:height="6.714cm">
          <chart:coordinate-region svg:x="2.037cm" svg:y="2.613cm" svg:width="8.471cm" svg:height="5.985cm"/>
          <chart:axis chart:dimension="x" chart:name="primary-x" chart:style-name="ch5" chartooo:axis-type="auto">
            <chart:title svg:x="4.384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12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F60:Sheet1.F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21">
                <text:p>21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6.9">
                <text:p>36.9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50.9">
                <text:p>50.9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1.2">
                <text:p>11.2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49.2">
                <text:p>49.2</text:p>
                <draw:g>
                  <svg:desc>Sheet1.F50:Sheet1.F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1.6">
                <text:p>61.6</text:p>
                <draw:g>
                  <svg:desc>Sheet1.F60:Sheet1.F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2.2">
                <text:p>32.2</text:p>
              </table:table-cell>
              <table:table-cell office:value-type="float" office:value="200">
                <text:p>200</text:p>
              </table:table-cell>
              <table:table-cell office:value-type="float" office:value="48.5">
                <text:p>48.5</text:p>
              </table:table-cell>
              <table:table-cell office:value-type="float" office:value="200">
                <text:p>200</text:p>
              </table:table-cell>
              <table:table-cell office:value-type="float" office:value="67.2">
                <text:p>67.2</text:p>
              </table:table-cell>
              <table:table-cell office:value-type="float" office:value="200">
                <text:p>200</text:p>
              </table:table-cell>
              <table:table-cell office:value-type="float" office:value="19.1">
                <text:p>19.1</text:p>
              </table:table-cell>
              <table:table-cell office:value-type="float" office:value="200">
                <text:p>200</text:p>
              </table:table-cell>
              <table:table-cell office:value-type="float" office:value="49.3">
                <text:p>49.3</text:p>
              </table:table-cell>
              <table:table-cell office:value-type="float" office:value="200">
                <text:p>20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6.7">
                <text:p>36.7</text:p>
              </table:table-cell>
              <table:table-cell office:value-type="float" office:value="250">
                <text:p>250</text:p>
              </table:table-cell>
              <table:table-cell office:value-type="float" office:value="51.9">
                <text:p>51.9</text:p>
              </table:table-cell>
              <table:table-cell office:value-type="float" office:value="250">
                <text:p>250</text:p>
              </table:table-cell>
              <table:table-cell office:value-type="float" office:value="71.7">
                <text:p>71.7</text:p>
              </table:table-cell>
              <table:table-cell office:value-type="float" office:value="250">
                <text:p>250</text:p>
              </table:table-cell>
              <table:table-cell office:value-type="float" office:value="21.8">
                <text:p>21.8</text:p>
              </table:table-cell>
              <table:table-cell office:value-type="float" office:value="250">
                <text:p>250</text:p>
              </table:table-cell>
              <table:table-cell office:value-type="float" office:value="49.3">
                <text:p>49.3</text:p>
              </table:table-cell>
              <table:table-cell office:value-type="float" office:value="250">
                <text:p>25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2.8">
                <text:p>42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6.1">
                <text:p>56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5.2">
                <text:p>75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1.2">
                <text:p>21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.2">
                <text:p>4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2.3">
                <text:p>42.3</text:p>
              </table:table-cell>
              <table:table-cell office:value-type="float" office:value="500">
                <text:p>500</text:p>
              </table:table-cell>
              <table:table-cell office:value-type="float" office:value="61.4">
                <text:p>61.4</text:p>
              </table:table-cell>
              <table:table-cell office:value-type="float" office:value="500">
                <text:p>500</text:p>
              </table:table-cell>
              <table:table-cell office:value-type="float" office:value="82.1">
                <text:p>82.1</text:p>
              </table:table-cell>
              <table:table-cell office:value-type="float" office:value="500">
                <text:p>500</text:p>
              </table:table-cell>
              <table:table-cell office:value-type="float" office:value="21.6">
                <text:p>21.6</text:p>
              </table:table-cell>
              <table:table-cell office:value-type="float" office:value="500">
                <text:p>500</text:p>
              </table:table-cell>
              <table:table-cell office:value-type="float" office:value="49.2">
                <text:p>49.2</text:p>
              </table:table-cell>
              <table:table-cell office:value-type="float" office:value="500">
                <text:p>500</text:p>
              </table:table-cell>
              <table:table-cell office:value-type="float" office:value="66.5">
                <text:p>6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2cm" svg:height="10.409cm" xlink:href=".." xlink:type="simple" chart:class="chart:scatter" chart:style-name="ch1">
        <chart:title svg:x="2.573cm" svg:y="0.344cm" chart:style-name="ch2">
          <text:p>Number of Dropped Packets</text:p>
        </chart:title>
        <chart:legend chart:legend-position="top" svg:x="0.846cm" svg:y="1.308cm" style:legend-expansion="wide" chart:style-name="ch3"/>
        <chart:plot-area chart:style-name="ch4" table:cell-range-address="Sheet1.A7:Sheet1.A7 Sheet1.B10:Sheet1.B14 Sheet1.I10:Sheet1.I14 Sheet1.A17:Sheet1.A17 Sheet1.I20:Sheet1.I24 Sheet1.A27:Sheet1.A27 Sheet1.I30:Sheet1.I34 Sheet1.A37:Sheet1.A37 Sheet1.I40:Sheet1.I44 Sheet1.A47:Sheet1.A47 Sheet1.I50:Sheet1.I54 Sheet1.A57:Sheet1.A57 Sheet1.I60:Sheet1.I64" chart:data-source-has-labels="both" svg:x="1.229cm" svg:y="2.454cm" svg:width="9.475cm" svg:height="6.766cm">
          <chart:coordinate-region svg:x="1.956cm" svg:y="2.615cm" svg:width="8.508cm" svg:height="6.037cm"/>
          <chart:axis chart:dimension="x" chart:name="primary-x" chart:style-name="ch5" chartooo:axis-type="auto">
            <chart:title svg:x="4.361cm" svg:y="9.42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7.098cm" chart:style-name="ch7">
              <text:p>dropped packets</text:p>
            </chart:title>
            <chart:grid chart:style-name="ch8" chart:class="major"/>
          </chart:axis>
          <chart:series chart:style-name="ch9" chart:values-cell-range-address="Sheet1.I10:Sheet1.I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I20:Sheet1.I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I30:Sheet1.I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I40:Sheet1.I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I50:Sheet1.I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I60:Sheet1.I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534">
                <text:p>534</text:p>
                <draw:g>
                  <svg:desc>Sheet1.I10:Sheet1.I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108">
                <text:p>108</text:p>
                <draw:g>
                  <svg:desc>Sheet1.I20:Sheet1.I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I30:Sheet1.I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482">
                <text:p>482</text:p>
                <draw:g>
                  <svg:desc>Sheet1.I40:Sheet1.I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I50:Sheet1.I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0">
                <text:p>0</text:p>
                <draw:g>
                  <svg:desc>Sheet1.I60:Sheet1.I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66">
                <text:p>26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24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39">
                <text:p>139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2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